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20100000231000003A743883EAB556FF628.png" manifest:media-type="image/png"/>
  <manifest:file-entry manifest:full-path="Pictures/10000201000006750000027C7ACBB910890308DC.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000000005DC00000175B50CF946FF0D1464.jpg" manifest:media-type="image/jpeg"/>
  <manifest:file-entry manifest:full-path="Pictures/10000000000007B10000063FCAA9DC0E32A45850.png" manifest:media-type="image/png"/>
  <manifest:file-entry manifest:full-path="Pictures/1000020100000726000003AF5D1926E03CB6652E.png" manifest:media-type="image/png"/>
  <manifest:file-entry manifest:full-path="Pictures/100002010000021C000001D2A21A968181BE452B.png" manifest:media-type="image/pn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Pictures/100002010000066C000002F4C4F14E3D97CDB9B8.png" manifest:media-type="image/png"/>
  <manifest:file-entry manifest:full-path="Pictures/10000201000000E200000116EE1A80B55D4F0910.png" manifest:media-type="image/png"/>
  <manifest:file-entry manifest:full-path="Pictures/100002010000036D000001A7AA02A6B3F53332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
    </style:style>
    <style:style style:name="P2" style:family="paragraph" style:parent-style-name="Standard">
      <style:paragraph-properties fo:text-align="center" style:justify-single-word="false"/>
      <style:text-properties fo:color="#000000" style:font-name="Arial" fo:font-size="16pt" style:font-size-asian="16pt" style:font-size-complex="16pt"/>
    </style:style>
    <style:style style:name="P3" style:family="paragraph" style:parent-style-name="Standard">
      <style:paragraph-properties fo:text-align="center" style:justify-single-word="false"/>
      <style:text-properties fo:color="#000000" style:font-name="Arial" fo:font-size="12pt" style:font-size-asian="12pt" style:font-size-complex="12pt"/>
    </style:style>
    <style:style style:name="P4"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style:font-name="Arial" fo:font-size="18pt" fo:font-weight="bold" officeooo:rsid="0018a089" officeooo:paragraph-rsid="0018a089"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 fo:font-size="14pt" fo:font-weight="bold" officeooo:paragraph-rsid="0018a089" style:font-size-asian="14pt" style:font-weight-asian="bold" style:font-size-complex="14pt" style:font-weight-complex="bold"/>
    </style:style>
    <style:style style:name="P7" style:family="paragraph" style:parent-style-name="Standard">
      <style:text-properties style:font-name="Arial"/>
    </style:style>
    <style:style style:name="P8" style:family="paragraph" style:parent-style-name="Standard">
      <style:text-properties style:font-name="Arial" fo:font-size="12pt" style:font-size-asian="12pt" style:font-size-complex="12pt"/>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color="#000000" style:font-name="Arial"/>
    </style:style>
    <style:style style:name="P11" style:family="paragraph" style:parent-style-name="Text_20_body">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12" style:family="paragraph" style:parent-style-name="Text_20_body">
      <style:paragraph-properties fo:margin-top="0cm" fo:margin-bottom="0cm" loext:contextual-spacing="false" fo:text-align="center" style:justify-single-word="false"/>
      <style:text-properties fo:color="#000000" style:font-name="Arial" fo:font-size="18pt" fo:font-weight="bold" style:font-size-asian="18pt" style:font-weight-asian="bold" style:font-size-complex="18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 fo:font-size="18pt" fo:font-weight="bold" officeooo:paragraph-rsid="0018a089"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start" style:justify-single-word="false"/>
      <style:text-properties fo:color="#000000" style:font-name="Arial" fo:font-size="14pt" fo:font-weight="bold" style:font-size-asian="14pt" style:font-weight-asian="bold" style:font-size-complex="14pt" style:font-weight-complex="bold"/>
    </style:style>
    <style:style style:name="P15" style:family="paragraph" style:parent-style-name="Text_20_body">
      <style:paragraph-properties fo:margin-top="0cm" fo:margin-bottom="0cm" loext:contextual-spacing="false"/>
      <style:text-properties fo:color="#000000" style:font-name="Arial" officeooo:rsid="001ca0d3" officeooo:paragraph-rsid="001d482d"/>
    </style:style>
    <style:style style:name="P16" style:family="paragraph" style:parent-style-name="Text_20_body">
      <style:paragraph-properties fo:margin-top="0cm" fo:margin-bottom="0cm" loext:contextual-spacing="false"/>
      <style:text-properties fo:color="#000000" style:font-name="Arial" fo:font-weight="bold" officeooo:rsid="001ca0d3" officeooo:paragraph-rsid="001d482d" style:font-weight-asian="bold" style:font-weight-complex="bold"/>
    </style:style>
    <style:style style:name="P17" style:family="paragraph" style:parent-style-name="Text_20_body">
      <style:paragraph-properties fo:margin-top="0cm" fo:margin-bottom="0cm" loext:contextual-spacing="false"/>
      <style:text-properties fo:color="#000000" style:font-name="Arial" officeooo:rsid="001d482d" officeooo:paragraph-rsid="001d482d"/>
    </style:style>
    <style:style style:name="P18" style:family="paragraph" style:parent-style-name="Text_20_body">
      <style:paragraph-properties fo:margin-top="0cm" fo:margin-bottom="0cm" loext:contextual-spacing="false"/>
      <style:text-properties style:font-name="Arial"/>
    </style:style>
    <style:style style:name="P19" style:family="paragraph" style:parent-style-name="Text_20_body">
      <style:paragraph-properties fo:margin-top="0cm" fo:margin-bottom="0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20" style:family="paragraph" style:parent-style-name="Text_20_body">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21"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style:text-properties style:font-name="Arial" fo:font-size="12pt" style:font-size-asian="12pt" style:font-size-complex="12pt"/>
    </style:style>
    <style:style style:name="P23" style:family="paragraph" style:parent-style-name="Text_20_body">
      <style:paragraph-properties fo:margin-top="0cm" fo:margin-bottom="0cm" loext:contextual-spacing="false" fo:text-align="center" style:justify-single-word="false"/>
      <style:text-properties style:font-name="Arial" fo:font-size="8pt" style:font-size-asian="8pt" style:font-size-complex="8pt"/>
    </style:style>
    <style:style style:name="P24" style:family="paragraph" style:parent-style-name="Text_20_body">
      <style:paragraph-properties fo:margin-top="0cm" fo:margin-bottom="0cm" loext:contextual-spacing="false" fo:text-align="center" style:justify-single-word="false"/>
      <style:text-properties style:font-name="Arial" fo:font-size="8pt" fo:font-weight="normal" style:font-size-asian="8pt" style:font-weight-asian="normal" style:font-size-complex="8pt" style:font-weight-complex="normal"/>
    </style:style>
    <style:style style:name="P25" style:family="paragraph" style:parent-style-name="Text_20_body">
      <style:paragraph-properties fo:margin-top="0cm" fo:margin-bottom="0cm" loext:contextual-spacing="false"/>
      <style:text-properties style:font-name="Arial" fo:font-weight="bold" style:font-weight-asian="bold" style:font-weight-complex="bold"/>
    </style:style>
    <style:style style:name="P26"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8"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3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officeooo:paragraph-rsid="0017ea3e" style:text-blinking="false" fo:background-color="#ffffff" style:font-size-asian="12pt" style:font-size-complex="12pt"/>
    </style:style>
    <style:style style:name="P31"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32"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3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3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3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36"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37" style:family="paragraph" style:parent-style-name="Heading_20_3">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38" style:family="paragraph" style:parent-style-name="Heading_20_3">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39" style:family="paragraph" style:parent-style-name="Heading_20_3">
      <style:paragraph-properties fo:margin-top="0cm" fo:margin-bottom="0cm" loext:contextual-spacing="false"/>
      <style:text-properties style:font-name="Arial" fo:font-size="12pt" style:font-size-asian="12pt" style:font-size-complex="12pt"/>
    </style:style>
    <style:style style:name="P40" style:family="paragraph" style:parent-style-name="Heading_20_3">
      <style:paragraph-properties fo:margin-top="0cm" fo:margin-bottom="0cm" loext:contextual-spacing="false" fo:text-align="center" style:justify-single-word="false"/>
      <style:text-properties style:font-name="Arial"/>
    </style:style>
    <style:style style:name="P41"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42"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3" style:family="paragraph" style:parent-style-name="Heading_20_3">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44" style:family="paragraph" style:parent-style-name="Heading_20_3">
      <style:paragraph-properties fo:margin-top="0cm" fo:margin-bottom="0cm" loext:contextual-spacing="false" fo:text-align="start" style:justify-single-word="false" fo:break-before="page"/>
      <style:text-properties fo:color="#000000" style:font-name="Arial" fo:font-size="12pt" fo:font-weight="bold" style:font-size-asian="12pt" style:font-weight-asian="bold" style:font-size-complex="12pt" style:font-weight-complex="bold"/>
    </style:style>
    <style:style style:name="P45" style:family="paragraph" style:parent-style-name="Heading_20_3">
      <style:paragraph-properties fo:margin-top="0cm" fo:margin-bottom="0cm" loext:contextual-spacing="false" fo:text-align="start" style:justify-single-word="false" fo:break-before="page"/>
      <style:text-properties style:font-name="Arial" fo:font-size="14pt" fo:font-weight="bold" style:font-size-asian="14pt" style:font-weight-asian="bold" style:font-size-complex="14pt" style:font-weight-complex="bold"/>
    </style:style>
    <style:style style:name="P46" style:family="paragraph" style:parent-style-name="Text_20_body">
      <style:paragraph-properties fo:margin-top="0cm" fo:margin-bottom="0cm" loext:contextual-spacing="false"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47" style:family="paragraph" style:parent-style-name="Text_20_body">
      <style:paragraph-properties fo:margin-top="0cm" fo:margin-bottom="0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48"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49" style:family="paragraph" style:parent-style-name="Heading_20_4">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50" style:family="paragraph" style:parent-style-name="Standard">
      <style:paragraph-properties fo:margin-top="0cm" fo:margin-bottom="0cm" loext:contextual-spacing="false"/>
    </style:style>
    <style:style style:name="P51" style:family="paragraph" style:parent-style-name="Standard">
      <style:paragraph-properties fo:margin-top="0cm" fo:margin-bottom="0cm" loext:contextual-spacing="false"/>
      <style:text-properties style:font-name="Arial" fo:font-size="12pt" style:font-size-asian="12pt" style:font-size-complex="12pt"/>
    </style:style>
    <style:style style:name="P52"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3"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54"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55"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56" style:family="paragraph" style:parent-style-name="Standard">
      <style:paragraph-properties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57" style:family="paragraph" style:parent-style-name="Heading_20_3">
      <style:paragraph-properties fo:text-align="center" style:justify-single-word="false" fo:break-before="page"/>
      <style:text-properties fo:color="#000000" style:font-name="Arial" fo:font-size="18pt" style:font-size-asian="18pt" style:font-size-complex="18pt"/>
    </style:style>
    <style:style style:name="P58" style:family="paragraph" style:parent-style-name="Text_20_body">
      <style:text-properties style:font-name="Arial"/>
    </style:style>
    <style:style style:name="P59" style:family="paragraph" style:parent-style-name="Text_20_body">
      <style:text-properties style:font-name="Arial" fo:font-size="12pt" fo:font-weight="bold" style:font-size-asian="12pt" style:font-weight-asian="bold" style:font-size-complex="12pt" style:font-weight-complex="bold"/>
    </style:style>
    <style:style style:name="P60" style:family="paragraph" style:parent-style-name="Text_20_body">
      <style:text-properties style:font-name="Arial" fo:font-size="12pt" style:font-size-asian="12pt" style:font-size-complex="12pt"/>
    </style:style>
    <style:style style:name="P61" style:family="paragraph" style:parent-style-name="Text_20_body">
      <style:text-properties style:font-name="Arial" officeooo:paragraph-rsid="0017ea3e"/>
    </style:style>
    <style:style style:name="P62" style:family="paragraph" style:parent-style-name="Heading_20_3">
      <style:text-properties style:font-name="Arial" fo:font-size="12pt" style:font-size-asian="12pt" style:font-size-complex="12pt"/>
    </style:style>
    <style:style style:name="P63" style:family="paragraph" style:parent-style-name="Heading_20_3">
      <style:paragraph-properties fo:text-align="center" style:justify-single-word="false"/>
      <style:text-properties style:font-name="Arial"/>
    </style:style>
    <style:style style:name="P64" style:family="paragraph" style:parent-style-name="Heading_20_2">
      <style:text-properties style:font-name="Arial" fo:font-size="14pt" style:font-size-asian="14pt" style:font-size-complex="14pt"/>
    </style:style>
    <style:style style:name="P65" style:family="paragraph" style:parent-style-name="Heading_20_1">
      <style:paragraph-properties fo:text-align="center" style:justify-single-word="false"/>
      <style:text-properties fo:font-variant="normal" fo:text-transform="none" fo:color="#000000" style:font-name="Arial" fo:font-size="30pt" fo:letter-spacing="normal" fo:font-style="normal" fo:font-weight="bold"/>
    </style:style>
    <style:style style:name="P66"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67" style:family="paragraph" style:parent-style-name="Text_20_body" style:list-style-name="L2">
      <style:text-properties style:font-name="Arial"/>
    </style:style>
    <style:style style:name="P68" style:family="paragraph" style:parent-style-name="Text_20_body" style:list-style-name="L3">
      <style:text-properties style:font-name="Arial" fo:font-size="12pt" style:font-size-asian="12pt" style:font-size-complex="12pt"/>
    </style:style>
    <style:style style:name="P69" style:family="paragraph" style:parent-style-name="Text_20_body" style:list-style-name="L6">
      <style:text-properties style:font-name="Arial" fo:font-size="12pt" style:font-size-asian="12pt" style:font-size-complex="12pt"/>
    </style:style>
    <style:style style:name="P70" style:family="paragraph" style:parent-style-name="Text_20_body" style:list-style-name="L7">
      <style:text-properties style:font-name="Arial" fo:font-size="12pt" style:font-size-asian="12pt" style:font-size-complex="12pt"/>
    </style:style>
    <style:style style:name="P71" style:family="paragraph" style:parent-style-name="Text_20_body" style:list-style-name="L8">
      <style:text-properties style:font-name="Arial" fo:font-size="12pt" style:font-size-asian="12pt" style:font-size-complex="12pt"/>
    </style:style>
    <style:style style:name="P72" style:family="paragraph" style:parent-style-name="Text_20_body" style:list-style-name="L4">
      <style:text-properties style:font-name="Arial" officeooo:paragraph-rsid="0017ea3e"/>
    </style:style>
    <style:style style:name="P73" style:family="paragraph" style:parent-style-name="Text_20_body">
      <style:paragraph-properties fo:margin-top="0cm" fo:margin-bottom="0cm" loext:contextual-spacing="false"/>
    </style:style>
    <style:style style:name="P74" style:family="paragraph" style:parent-style-name="Text_20_body">
      <style:paragraph-properties fo:margin-top="0cm" fo:margin-bottom="0cm" loext:contextual-spacing="false"/>
      <style:text-properties style:font-name="Arial"/>
    </style:style>
    <style:style style:name="P75"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6" style:family="paragraph" style:parent-style-name="Text_20_body" style:list-style-name="L1">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7" style:family="paragraph" style:parent-style-name="Text_20_body" style:list-style-name="L3">
      <style:paragraph-properties fo:margin-top="0cm" fo:margin-bottom="0cm" loext:contextual-spacing="false"/>
      <style:text-properties style:font-name="Arial" fo:font-size="12pt" style:font-size-asian="12pt" style:font-size-complex="12pt"/>
    </style:style>
    <style:style style:name="P78" style:family="paragraph" style:parent-style-name="Text_20_body" style:list-style-name="L5">
      <style:paragraph-properties fo:margin-top="0cm" fo:margin-bottom="0cm" loext:contextual-spacing="false" fo:text-align="start" style:justify-single-word="false"/>
      <style:text-properties style:font-name="Arial" fo:font-size="12pt" style:font-size-asian="12pt" style:font-size-complex="12pt"/>
    </style:style>
    <style:style style:name="P79" style:family="paragraph" style:parent-style-name="Text_20_body" style:list-style-name="L6">
      <style:paragraph-properties fo:margin-top="0cm" fo:margin-bottom="0cm" loext:contextual-spacing="false"/>
      <style:text-properties style:font-name="Arial" fo:font-size="12pt" style:font-size-asian="12pt" style:font-size-complex="12pt"/>
    </style:style>
    <style:style style:name="P80" style:family="paragraph" style:parent-style-name="Text_20_body" style:list-style-name="L7">
      <style:paragraph-properties fo:margin-top="0cm" fo:margin-bottom="0cm" loext:contextual-spacing="false"/>
      <style:text-properties style:font-name="Arial" fo:font-size="12pt" style:font-size-asian="12pt" style:font-size-complex="12pt"/>
    </style:style>
    <style:style style:name="P81" style:family="paragraph" style:parent-style-name="Text_20_body" style:list-style-name="L8">
      <style:paragraph-properties fo:margin-top="0cm" fo:margin-bottom="0cm" loext:contextual-spacing="false"/>
      <style:text-properties style:font-name="Arial" fo:font-size="12pt" style:font-size-asian="12pt" style:font-size-complex="12pt"/>
    </style:style>
    <style:style style:name="P82" style:family="paragraph" style:parent-style-name="Text_20_body" style:list-style-name="L1">
      <style:paragraph-properties fo:margin-top="0cm" fo:margin-bottom="0cm" loext:contextual-spacing="false" fo:text-align="start" style:justify-single-word="false"/>
      <style:text-properties style:font-name="Arial"/>
    </style:style>
    <style:style style:name="P83" style:family="paragraph" style:parent-style-name="Text_20_body" style:list-style-name="L2">
      <style:paragraph-properties fo:margin-top="0cm" fo:margin-bottom="0cm" loext:contextual-spacing="false"/>
      <style:text-properties style:font-name="Arial"/>
    </style:style>
    <style:style style:name="P84" style:family="paragraph" style:parent-style-name="Text_20_body">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85" style:family="paragraph" style:parent-style-name="Text_20_body">
      <style:paragraph-properties fo:margin-top="0cm" fo:margin-bottom="0cm" loext:contextual-spacing="false" fo:text-align="center" style:justify-single-word="false"/>
      <style:text-properties style:font-name="Arial" fo:font-size="8pt" fo:font-weight="normal" officeooo:paragraph-rsid="00354968" style:font-size-asian="8pt" style:font-weight-asian="normal" style:font-size-complex="8pt" style:font-weight-complex="normal"/>
    </style:style>
    <style:style style:name="P86"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7"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8"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89"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9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91"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officeooo:rsid="00290548" officeooo:paragraph-rsid="002b5eb8" style:text-blinking="false" fo:background-color="#ffffff" style:font-size-asian="12pt" style:font-size-complex="12pt"/>
    </style:style>
    <style:style style:name="P92"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9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9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95" style:family="paragraph" style:parent-style-name="Text_20_body">
      <style:paragraph-properties fo:margin-top="0cm" fo:margin-bottom="0cm" loext:contextual-spacing="false"/>
      <style:text-properties fo:color="#000000" style:font-name="Arial"/>
    </style:style>
    <style:style style:name="P96" style:family="paragraph" style:parent-style-name="Text_20_body">
      <style:paragraph-properties fo:margin-top="0cm" fo:margin-bottom="0cm" loext:contextual-spacing="false" fo:text-align="start" style:justify-single-word="false"/>
      <style:text-properties fo:color="#000000" style:font-name="Arial" fo:font-size="14pt" fo:font-weight="bold" officeooo:rsid="0025a200" officeooo:paragraph-rsid="002626e4" style:font-size-asian="14pt" style:font-weight-asian="bold" style:font-size-complex="14pt" style:font-weight-complex="bold"/>
    </style:style>
    <style:style style:name="P97" style:family="paragraph" style:parent-style-name="Text_20_body">
      <style:paragraph-properties fo:margin-top="0cm" fo:margin-bottom="0cm" loext:contextual-spacing="false"/>
      <style:text-properties fo:color="#000000" style:font-name="Arial" officeooo:rsid="001ca0d3" officeooo:paragraph-rsid="001d482d"/>
    </style:style>
    <style:style style:name="P98" style:family="paragraph" style:parent-style-name="Text_20_body">
      <style:paragraph-properties fo:margin-top="0cm" fo:margin-bottom="0cm" loext:contextual-spacing="false" fo:text-align="start" style:justify-single-word="false"/>
    </style:style>
    <style:style style:name="P99" style:family="paragraph" style:parent-style-name="Text_20_body">
      <style:paragraph-properties fo:margin-top="0cm" fo:margin-bottom="0cm" loext:contextual-spacing="false" fo:text-align="start" style:justify-single-word="false"/>
      <style:text-properties officeooo:paragraph-rsid="0028a495"/>
    </style:style>
    <style:style style:name="P100" style:family="paragraph" style:parent-style-name="Text_20_body">
      <style:paragraph-properties fo:margin-top="0cm" fo:margin-bottom="0cm" loext:contextual-spacing="false" fo:text-align="start" style:justify-single-word="false"/>
      <style:text-properties officeooo:paragraph-rsid="00290548"/>
    </style:style>
    <style:style style:name="P101" style:family="paragraph" style:parent-style-name="Text_20_body">
      <style:paragraph-properties fo:margin-top="0cm" fo:margin-bottom="0cm" loext:contextual-spacing="false" fo:text-align="start" style:justify-single-word="false"/>
      <style:text-properties officeooo:rsid="0028a495" officeooo:paragraph-rsid="0028a495"/>
    </style:style>
    <style:style style:name="P102" style:family="paragraph" style:parent-style-name="Text_20_body">
      <style:paragraph-properties fo:margin-top="0cm" fo:margin-bottom="0cm" loext:contextual-spacing="false"/>
      <style:text-properties officeooo:paragraph-rsid="002f144a"/>
    </style:style>
    <style:style style:name="P103"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104" style:family="paragraph" style:parent-style-name="Text_20_body">
      <style:paragraph-properties fo:margin-top="0cm" fo:margin-bottom="0cm" loext: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105" style:family="paragraph" style:parent-style-name="Text_20_body">
      <style:paragraph-properties fo:margin-top="0cm" fo:margin-bottom="0cm" loext:contextual-spacing="false" fo:text-align="start" style:justify-single-word="false" fo:break-before="page"/>
    </style:style>
    <style:style style:name="T1" style:family="text">
      <style:text-properties fo:color="#000000" style:font-name="Arial" fo:font-size="12pt" style:font-size-asian="12pt" style:font-size-complex="12pt"/>
    </style:style>
    <style:style style:name="T2" style:family="text">
      <style:text-properties fo:color="#000000" style:font-name="Arial" fo:font-size="12pt" officeooo:rsid="002987e2" style:font-size-asian="12pt" style:font-size-complex="12pt"/>
    </style:style>
    <style:style style:name="T3" style:family="text">
      <style:text-properties fo:color="#000000" style:font-name="Arial" officeooo:rsid="002f144a"/>
    </style:style>
    <style:style style:name="T4" style:family="text">
      <style:text-properties fo:font-weight="bold" style:font-weight-asian="bold" style:font-weight-complex="bold"/>
    </style:style>
    <style:style style:name="T5" style:family="text">
      <style:text-properties fo:font-weight="bold" officeooo:rsid="002987e2" style:font-weight-asian="bold" style:font-weight-complex="bold"/>
    </style:style>
    <style:style style:name="T6" style:family="text">
      <style:text-properties fo:font-variant="normal" fo:text-transform="none" fo:color="#000000" style:text-line-through-style="none" style:text-line-through-type="none" style:font-name="Arial" fo:letter-spacing="normal" fo:font-style="normal"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font-name="Arial" fo:letter-spacing="normal" fo:font-style="normal" style:text-underline-style="none" officeooo:rsid="002987e2" style:text-blinking="false" fo:background-color="#ffffff" loext:char-shading-value="0"/>
    </style:style>
    <style:style style:name="T8" style:family="text">
      <style:text-properties fo:font-variant="normal" fo:text-transform="none" fo:color="#000000" style:text-line-through-style="none" style:text-line-through-type="none" style:font-name="Arial" fo:letter-spacing="normal" fo:font-style="normal" style:text-underline-style="none" fo:font-weight="bold" style:text-blinking="false" fo:background-color="#ffffff"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letter-spacing="normal" fo:font-style="italic" style:text-underline-style="none" style:text-blinking="false" fo:background-color="#ffffff" loext:char-shading-value="0" style:font-style-asian="italic" style:font-style-complex="italic"/>
    </style:style>
    <style:style style:name="T1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fo:letter-spacing="normal" fo:font-style="normal" style:text-underline-style="none" style:text-blinking="false" fo:background-color="#ffffff" loext:char-shading-value="0"/>
    </style:style>
    <style:style style:name="T17" style:family="text">
      <style:text-properties style:font-name="Arial" fo:font-size="12pt" style:font-size-asian="12pt" style:font-size-complex="12pt"/>
    </style:style>
    <style:style style:name="T18" style:family="text">
      <style:text-properties style:font-name="Arial" fo:font-size="12pt" officeooo:rsid="002cb893" style:font-size-asian="12pt" style:font-size-complex="12pt"/>
    </style:style>
    <style:style style:name="T19" style:family="text">
      <style:text-properties style:font-name="Arial" fo:font-size="12pt" officeooo:rsid="002e36ad" style:font-size-asian="12pt" style:font-size-complex="12pt"/>
    </style:style>
    <style:style style:name="T20" style:family="text">
      <style:text-properties style:font-name="Arial" fo:font-size="12pt" fo:font-weight="bold" style:font-size-asian="12pt" style:font-weight-asian="bold" style:font-size-complex="12pt" style:font-weight-complex="bold"/>
    </style:style>
    <style:style style:name="T21" style:family="text">
      <style:text-properties style:font-name="Arial" fo:font-weight="bold" style:font-weight-asian="bold" style:font-weight-complex="bold"/>
    </style:style>
    <style:style style:name="T22" style:family="text">
      <style:text-properties officeooo:rsid="00160ad3"/>
    </style:style>
    <style:style style:name="T23" style:family="text">
      <style:text-properties officeooo:rsid="00172e8d"/>
    </style:style>
    <style:style style:name="T24" style:family="text">
      <style:text-properties officeooo:rsid="0017ea3e"/>
    </style:style>
    <style:style style:name="T25" style:family="text">
      <style:text-properties officeooo:rsid="0018a089"/>
    </style:style>
    <style:style style:name="T26" style:family="text">
      <style:text-properties officeooo:rsid="001a0395"/>
    </style:style>
    <style:style style:name="T27" style:family="text">
      <style:text-properties officeooo:rsid="001f7027"/>
    </style:style>
    <style:style style:name="T28" style:family="text">
      <style:text-properties officeooo:rsid="002626e4"/>
    </style:style>
    <style:style style:name="T29" style:family="text">
      <style:text-properties officeooo:rsid="002987e2"/>
    </style:style>
    <style:style style:name="T30" style:family="text">
      <style:text-properties fo:font-weight="normal" style:font-weight-asian="normal" style:font-weight-complex="normal"/>
    </style:style>
    <style:style style:name="T31" style:family="text">
      <style:text-properties fo:font-weight="normal" officeooo:rsid="002987e2"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Rapport de Stage - Master 1 Informatique - PASTE Théo</text:h>
      <text:p text:style-name="P1"/>
      <text:p text:style-name="P1"/>
      <text:h text:style-name="P63" text:outline-level="3"><draw:frame draw:style-name="fr3"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3"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text:span text:style-name="T27">h</text:span>uman</text:p>
      <text:p text:style-name="P3">29490 Guipavas</text:p>
      <text:p text:style-name="P56">SOMMAIRE</text:p>
      <text:p text:style-name="P4"/>
      <text:p text:style-name="P4"/>
      <text:p text:style-name="P4"/>
      <text:p text:style-name="P4"/>
      <text:p text:style-name="P4">Introduction</text:p>
      <text:p text:style-name="P6">Qui sont-ils ?</text:p>
      <text:p text:style-name="P6"/>
      <text:p text:style-name="P6"/>
      <text:p text:style-name="P13">Mon Environnement de Travail</text:p>
      <text:p text:style-name="P6">Les Logiciels</text:p>
      <text:p text:style-name="P6"/>
      <text:p text:style-name="P6"/>
      <text:p text:style-name="P5">Mes Missions</text:p>
      <text:h text:style-name="P54" text:outline-level="1">Automatisation – <text:span text:style-name="T22">Développement de Script </text:span>Google Sheet<text:span text:style-name="T29">s</text:span></text:h>
      <text:h text:style-name="P55" text:outline-level="1"><text:span text:style-name="T25">Traitement</text:span> <text:span text:style-name="T25">de </text:span>Tickets</text:h>
      <text:p text:style-name="P32"/>
      <text:p text:style-name="P32"/>
      <text:p text:style-name="P36">Conclusion</text:p>
      <text:p text:style-name="P33">Mon Bilan</text:p>
      <text:h text:style-name="P43" text:outline-level="3">À Suivre</text:h>
      <text:h text:style-name="P57" text:outline-level="3">Introduction</text:h>
      <text:p text:style-name="P18"/>
      <text:p text:style-name="P18"><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0">Située à Guipavas, c'est l'équipe de développement N-Tiers qui m'a accueillie dans leurs locaux pour ce stage.</text:p>
      <text:p text:style-name="P10"/>
      <text:p text:style-name="P10"><draw:frame draw:style-name="fr6" draw:name="images17" text:anchor-type="paragraph" svg:width="12.7cm" svg:height="3.157cm" draw:z-index="15"><draw:image xlink:href="Pictures/10000000000005DC00000175B50CF946FF0D1464.jpg" xlink:type="simple" xlink:show="embed" xlink:actuate="onLoad" loext:mime-type="image/jpeg"/></draw:frame></text:p>
      <text:p text:style-name="P10"/>
      <text:h text:style-name="P40" text:outline-level="3">Qui sont-ils ?</text:h>
      <text:p text:style-name="P10"/>
      <text:p text:style-name="P10"><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18">Le site a pour client une filiale du Crédit Mutuel Arkea, Suravenir, depuis 2021.</text:p>
      <text:p text:style-name="P18"><text:span text:style-name="T15">Si le secteur d'activité de ce site est l'Assurance, Sopra Steria est également actif dans les domaines de l'Aéronautique et Spatial, Défense et Sécurité, Services financiers, Gouvernement, Télécommunication, Médias et Divertissement, Transport ainsi que l'Énergie.</text:span></text:p>
      <text:p text:style-name="P10"/>
      <text:p text:style-name="P10">La TMA Suravenir (Tierce Maintenance Applicative) s'occupe donc du maintient des application de Suravenir <text:span text:style-name="T25">via des tickets, afin de traiter des demandes d’intervention de la TMA et des incidents, mais aussi des demandes d’évolutions, afin d’améliorer le Système d’Information (SI) de Suravenir.</text:span></text:p>
      <text:p text:style-name="P10"/>
      <text:p text:style-name="P102"><text:span text:style-name="T3">Filiale du groupe Crédit Mutuel ARKEA, basé à Brest, Suravenir</text:span><draw:frame draw:style-name="fr1" draw:name="Image1" text:anchor-type="char" svg:x="12.91cm" svg:y="0.002cm" svg:width="4.891cm" svg:height="3.972cm" draw:z-index="16"><draw:image xlink:href="Pictures/10000000000007B10000063FCAA9DC0E32A45850.png" xlink:type="simple" xlink:show="embed" xlink:actuate="onLoad" loext:mime-type="image/png"/></draw:frame><text:span text:style-name="T3"> conçoit et gère des produits et services d’assurance-vie, de prévoyance et d’épargne retraite.</text:span></text:p>
      <text:p text:style-name="P10"/>
      <text:p text:style-name="P10"/>
      <text:p text:style-name="P15"><text:span text:style-name="T4">Équipe N-Tiers</text:span> </text:p>
      <text:p text:style-name="P15"/>
      <text:p text:style-name="P17">C’est au sein de l’équipe N-Tiers de la TMA que j’effectue mon stage.</text:p>
      <text:p text:style-name="P15"/>
      <text:p text:style-name="P15"/>
      <text:p text:style-name="P16">Équipe HOST</text:p>
      <text:p text:style-name="P46">Mon Environnement de Travail</text:p>
      <text:p text:style-name="P12"/>
      <text:p text:style-name="P96">Les Logiciels</text:p>
      <text:p text:style-name="P14"/>
      <text:p text:style-name="P14">Confluence</text:p>
      <text:p text:style-name="P11"/>
      <text:p text:style-name="P21">Développé par l'éditeur de logiciel Australien Atlassian en 2004, Confluence est un logiciel de wiki, utilisé comme logiciel de travail collaboratif.</text:p>
      <text:h text:style-name="P49" text:outline-level="4">Travail de rédaction</text:h>
      <text:p text:style-name="P18">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1"/>
      <text:p text:style-name="P24"><draw:frame draw:style-name="fr3"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38" text:outline-level="3"/>
      <text:h text:style-name="P45" text:outline-level="3">Jira</text:h>
      <text:p text:style-name="P20"/>
      <text:p text:style-name="P18">Jira est un système de suivi de bugs et de gestion des incidents développé par Atlassian en 2002. Il nous permet des gérer les flux de tickets entrant.</text:p>
      <text:p text:style-name="P18"/>
      <text:p text:style-name="P18"/>
      <text:p text:style-name="P23"><draw:frame draw:style-name="fr2"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21"/>
      <text:p text:style-name="P21"/>
      <text:p text:style-name="P21"/>
      <text:p text:style-name="P21"/>
      <text:p text:style-name="P21">Composition d'un ticket JIRA :</text:p>
      <text:p text:style-name="P24"><draw:frame draw:style-name="fr3"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21"/>
      <text:p text:style-name="P21"/>
      <text:p text:style-name="P21"/>
      <text:p text:style-name="P21"/>
      <text:p text:style-name="P21"><text:soft-page-break/>Son type : </text:p>
      <text:list xml:id="list601291831" text:style-name="L1">
        <text:list-item>
          <text:p text:style-name="P76">Incident, DIT AS, DIT MC (voir Les Tickets)</text:p>
        </text:list-item>
        <text:list-item>
          <text:p text:style-name="P82">Sa priorité : de 1 à 4, 1 étant le plus prioritaire</text:p>
        </text:list-item>
        <text:list-item>
          <text:p text:style-name="P82">Son état : Ouvert, Réalisation en Cours, Clos, En Attente, Déploiement en Cours (les états varient en fonction du ticket)</text:p>
        </text:list-item>
        <text:list-item>
          <text:p text:style-name="P82">Les Données générales et la Description qui donne des informations et le contexte</text:p>
        </text:list-item>
        <text:list-item>
          <text:p text:style-name="P82">Données complémentaire contient le lien du ticket sur SnowIT, le gestionnaire de ticket côté Suravenir</text:p>
        </text:list-item>
      </text:list>
      <text:p text:style-name="P21"/>
      <text:p text:style-name="P21"/>
      <text:h text:style-name="P41" text:outline-level="3">Eclipse / IntelliJ</text:h>
      <text:p text:style-name="P18"/>
      <text:p text:style-name="P18"><text:span text:style-name="T4">Eclipse</text:span> est un environnement de production de logiciels, principalement en Java, dont la première version date de 2001.</text:p>
      <text:p text:style-name="P18"><draw:frame draw:style-name="fr3" draw:name="images7" text:anchor-type="paragraph" svg:x="9.728cm" svg:y="0cm" svg:width="5.666cm" svg:height="5.717cm" draw:z-index="5"><draw:image xlink:href="Pictures/100002010000040000000400FF3A59827B554C57.png" xlink:type="simple" xlink:show="embed" xlink:actuate="onLoad" loext:mime-type="image/png"/></draw:frame><draw:frame draw:style-name="fr3"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18"><text:span text:style-name="T4">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18"/>
      <text:p text:style-name="P18">Les développement se fond majoritairement via Eclipse, <text:span text:style-name="T28">puisque le majorité des porjets utilisent SVN, </text:span>mais passerons progressivement sur IntelliJ <text:span text:style-name="T28">au fur et à mesure qu’ils passeront sous Git</text:span>.</text:p>
      <text:p text:style-name="P21"/>
      <text:p text:style-name="P21"/>
      <text:h text:style-name="P41" text:outline-level="3">Git / SVN</text:h>
      <text:p text:style-name="P84"/>
      <text:p text:style-name="P21"><draw:frame draw:style-name="fr3" draw:name="images9" text:anchor-type="paragraph" svg:x="9.029cm" svg:y="0.143cm" svg:width="6.914cm" svg:height="6.205cm" draw:z-index="8"><draw:image xlink:href="Pictures/100002010000021C000001D2A21A968181BE452B.png" xlink:type="simple" xlink:show="embed" xlink:actuate="onLoad" loext:mime-type="image/png"/></draw:frame><draw:frame draw:style-name="fr3" draw:name="images8" text:anchor-type="paragraph" svg:x="0.905cm" svg:y="0.141cm" svg:width="7.193cm" svg:height="6.214cm" draw:z-index="7"><draw:image xlink:href="Pictures/100002010000017F0000017F79722481AB3E21C7.png" xlink:type="simple" xlink:show="embed" xlink:actuate="onLoad" loext:mime-type="image/png"/></draw:frame></text:p>
      <text:p text:style-name="P21"><text:soft-page-break/></text:p>
      <text:p text:style-name="P21"/>
      <text:p text:style-name="P18"><text:span text:style-name="T4">Subversion</text:span> (ou <text:span text:style-name="T4">SVN</text:span>) est un logiciel de gestion de versions, distribué sous licence Apache3 et développé par Apache Software Fundation.</text:p>
      <text:p text:style-name="P18"/>
      <text:p text:style-name="P58">Subversion fonctionne sur le modèle client-serveur, avec : </text:p>
      <text:list xml:id="list2366721711" text:style-name="L2">
        <text:list-item>
          <text:p text:style-name="P83">un serveur centralisé et unique où se situent :</text:p>
          <text:list>
            <text:list-item>
              <text:p text:style-name="P83">les fichiers constituant la référence (le "dépôt" ou "référentiel", "repository" en anglais),</text:p>
            </text:list-item>
            <text:list-item>
              <text:p text:style-name="P83">un logiciel serveur Subversion tournant en tâche de fond;</text:p>
            </text:list-item>
          </text:list>
        </text:list-item>
        <text:list-item>
          <text:p text:style-name="P83">des postes clients sur lesquels se trouvent : </text:p>
          <text:list>
            <text:list-item>
              <text:p text:style-name="P83">les fichiers recopiés depuis le serveur, éventuellement modifiés localement depuis leur récupération,</text:p>
            </text:list-item>
            <text:list-item>
              <text:p text:style-name="P67">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5"/>
      <text:p text:style-name="P18"><text:span text:style-name="T4">Git</text:span> est un logiciel de gestion de versions décentralisé. C'est un logiciel libre et gratuit, créé en 2005 par Linus Torvalds, auteur du noyau Linux.</text:p>
      <text:p text:style-name="P18">Depuis les années 2010, il s'agit du logiciel de gestion de versions le plus populaire dans le développement logiciel et web, qui est utilisé sur touts les environnements : Wind<text:span text:style-name="T26">o</text:span>ws, Linux et Mac. Git est aussi le système à la base du site web GitHub, le plus important hébergeur de code informatique.</text:p>
      <text:p text:style-name="P18"/>
      <text:p text:style-name="P18">Les projets <text:span text:style-name="T23">sous notre responsabilité</text:span> sont majoritairement sous SVN, mais migre progressivement vers Git.</text:p>
      <text:p text:style-name="P21"/>
      <text:p text:style-name="P47">Mes Missions</text:p>
      <text:p text:style-name="P19"/>
      <text:h text:style-name="P53" text:outline-level="1">Automatisation – <text:span text:style-name="T22">Développement de Script </text:span>Google Sheet<text:span text:style-name="T29">s</text:span></text:h>
      <text:p text:style-name="P27"/>
      <text:p text:style-name="P27">Une partie du stage consistait à développer des scripts dans des Google Sheets afin d'automatiser certaines tâches redondantes.</text:p>
      <text:p text:style-name="P100"><text:span text:style-name="T12"/></text:p>
      <text:p text:style-name="P100"><text:span text:style-name="T12">Les scripts Google Sheet</text:span><text:span text:style-name="T13">s</text:span><text:span text:style-name="T12"> utilisent Google Apps Script, un langage de programmation propre à Google, </text:span><text:span text:style-name="T13">très porche du Javascript</text:span><text:span text:style-name="T12">. Il permet de développer des scripts à l’intérieur de certains services Google, dont Google Apps (Gmail, Google Drive, Google Docs/Sheets/Slides/Forms, Google Agende, etc...). </text:span></text:p>
      <text:p text:style-name="P100"><text:span text:style-name="T12"/></text:p>
      <text:p text:style-name="P100"><text:span text:style-name="T12">Comme le VBA (Visual Basic for Applications, <text:s/>pour Microsoft Excel, Google Apps Script permet de modifier le comportement d’un Google Spreadsheet, le logiciel tableur de Google.</text:span></text:p>
      <text:p text:style-name="P100"><text:span text:style-name="T12"/></text:p>
      <text:p text:style-name="P91"><text:span text:style-name="T30">Le script </text:span><text:span text:style-name="T31">du </text:span><text:span text:style-name="T5">Tableau de Bord QS Suravenir</text:span><text:span text:style-name="T31"> </text:span><text:span text:style-name="T30">a d’abord été développé en VBA, </text:span><text:span text:style-name="T31">mais a par la suite été importé en Google Apps Script. </text:span></text:p>
      <text:p text:style-name="P91"><text:span text:style-name="T31"/></text:p>
      <text:p text:style-name="P91"><text:span text:style-name="T31">Les scripts sont développé au sein de fichier Google Sheets.</text:span></text:p>
      <text:p text:style-name="P27"/>
      <text:p text:style-name="P27"/>
      <text:h text:style-name="P37" text:outline-level="3">Tableau de Bord QS SURAVENIR</text:h>
      <text:p text:style-name="P11"/>
      <text:p text:style-name="P29">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29"/>
      <text:p text:style-name="P29"/>
      <text:p text:style-name="P34"><draw:frame draw:style-name="fr5" draw:name="images10" text:anchor-type="paragraph" svg:width="17cm" svg:height="7.818cm" draw:z-index="9"><draw:image xlink:href="Pictures/100002010000066C000002F4C4F14E3D97CDB9B8.png" xlink:type="simple" xlink:show="embed" xlink:actuate="onLoad" loext:mime-type="image/png"/></draw:frame>Le Tableau de Bord</text:p>
      <text:p text:style-name="P27"/>
      <text:p text:style-name="P27"/>
      <text:p text:style-name="P27"><text:soft-page-break/>Lors de l’exécution du script, une pop-up s'ouvre et demande à l'utilisateur de saisir la date du lundi de la semaine à ajouter. Si la saisie n'est pas une date, un message d'erreur est affiché et le script ce termine. </text:p>
      <text:p text:style-name="P92"><draw:frame draw:style-name="fr3" draw:name="images11" text:anchor-type="paragraph" svg:x="0cm" svg:y="0.016cm" svg:width="17cm" svg:height="8.199cm" draw:z-index="10"><draw:image xlink:href="Pictures/100002010000036D000001A7AA02A6B3F53332FE.png" xlink:type="simple" xlink:show="embed" xlink:actuate="onLoad" loext:mime-type="image/png"/></draw:frame><text:span text:style-name="T6">La page de garde</text:span></text:p>
      <text:p text:style-name="P26"><text:span text:style-name="T6"/></text:p>
      <text:p text:style-name="P26"><text:span text:style-name="T6"/></text:p>
      <text:p text:style-name="P26"><text:span text:style-name="T6">Dans le cas contraire, la date est insérée dans la page de garde, pour avoir un suivi, ainsi que la page principale </text:span><text:span text:style-name="Source_20_Text"><text:span text:style-name="T6">TBD QS 2023</text:span></text:span><text:span text:style-name="T6"> pour le traitement et le calcul du numéro de semaine. Celui-ci est sauvegardé pour les besoins du script et le script navigue dans les différentes pages en faisant les ajouts et modifications nécessaires. </text:span></text:p>
      <text:p text:style-name="P26"><text:span text:style-name="T6"/></text:p>
      <text:p text:style-name="P27"><draw:frame draw:style-name="fr2" draw:name="Image2" text:anchor-type="char" svg:width="17cm" svg:height="6.541cm" draw:z-index="17"><draw:image xlink:href="Pictures/10000201000006750000027C7ACBB910890308DC.png" xlink:type="simple" xlink:show="embed" xlink:actuate="onLoad" loext:mime-type="image/png"/></draw:frame></text:p>
      <text:p text:style-name="P27"/>
      <text:p text:style-name="P98"><text:span text:style-name="T10">La génération des graphique se contente simplement de recréer les graphiques des différentes pages avec les données présentes. </text:span><text:span text:style-name="T14">Les graphiques ne sont recréé seulement si la dernière ligne du fichier correspond bien à la semaine précédente.</text:span></text:p>
      <text:h text:style-name="P44" text:outline-level="3">La Météo</text:h>
      <text:p text:style-name="P11"/>
      <text:p text:style-name="P30">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24">E</text:span>xcel d'entrée, un fichier <text:span text:style-name="T24">E</text:span>xcel est généré en sortie et contient les statut des différentes Chaînes testées. </text:p>
      <text:p text:style-name="P30"/>
      <text:p text:style-name="P30">Si une des Chaînes testé est en erreur, la procédure habituelle est d'envoyer un mail <text:span text:style-name="T24">à la personne concerné. Tout le détails de la Météo, de quelles Chaînes il faut tester jusqu'au mail à envoyer, en passant par les manipulations à faire sont détaillé dans une page Confluence dédié.</text:span></text:p>
      <text:p text:style-name="P30"/>
      <text:p text:style-name="P9"><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26"/>
      <text:p text:style-name="P94"><draw:frame draw:style-name="fr4" draw:name="images13" text:anchor-type="paragraph" svg:x="4.078cm" svg:y="0.002cm" svg:width="8.696cm" svg:height="15.321cm" draw:z-index="11"><draw:image xlink:href="Pictures/1000020100000231000003A743883EAB556FF628.png" xlink:type="simple" xlink:show="embed" xlink:actuate="onLoad" loext:mime-type="image/png"/></draw:frame>Tableau actuellement utilisé dans Confluence</text:p>
      <text:p text:style-name="P105"><text:span text:style-name="T6">Lors de l’exécution du script, le Google Sheet</text:span><text:span text:style-name="T7">s</text:span><text:span text:style-name="T6"> </text:span><text:span text:style-name="Source_20_Text"><text:span text:style-name="T6">Tableau_Météo_du_matin_V1</text:span></text:span><text:span text:style-name="T6"> est mis à jour grâce au fichier </text:span><text:span text:style-name="Source_20_Text"><text:span text:style-name="T6">Résultat_Controle_du_matin</text:span></text:span><text:span text:style-name="T6">. Comme nous souhaitons conserver une trace des différentes météos, un dossier </text:span><text:span text:style-name="Source_20_Text"><text:span text:style-name="T6">Archives</text:span></text:span><text:span text:style-name="T6"> contiendra les différents fichiers </text:span><text:span text:style-name="Source_20_Text"><text:span text:style-name="T6">Résultat_Controle_du_matin</text:span></text:span><text:span text:style-name="T6"> ainsi que le PDF du tableau final issu de </text:span><text:span text:style-name="Source_20_Text"><text:span text:style-name="T6">Tableau_Météo_du_Matin</text:span></text:span><text:span text:style-name="T6">. </text:span></text:p>
      <text:p text:style-name="P85"><draw:frame draw:style-name="fr3" draw:name="images14" text:anchor-type="paragraph" svg:x="0cm" svg:y="0.206cm" svg:width="17cm" svg:height="8.23cm" draw:z-index="12"><draw:image xlink:href="Pictures/100002010000062C000002FD21F4E1B6EACCF34A.png" xlink:type="simple" xlink:show="embed" xlink:actuate="onLoad" loext:mime-type="image/png"/></draw:frame><text:span text:style-name="T16">Exemple d'un fichier résultat de la météo, <text:s/></text:span><text:span text:style-name="Source_20_Text"><text:span text:style-name="T8">Résultat_Controle_du_matin</text:span></text:span></text:p>
      <text:p text:style-name="P26"><draw:frame draw:style-name="fr1" draw:name="Image3" text:anchor-type="char" svg:x="12.668cm" svg:y="0.095cm" svg:width="4.967cm" svg:height="6.11cm" draw:z-index="18"><draw:image xlink:href="Pictures/10000201000000E200000116EE1A80B55D4F0910.png" xlink:type="simple" xlink:show="embed" xlink:actuate="onLoad" loext:mime-type="image/png"/></draw:frame><text:span text:style-name="T6"/></text:p>
      <text:p text:style-name="P104"><text:span text:style-name="T6">La dernière colonne du fichier </text:span><text:span text:style-name="Source_20_Text"><text:span text:style-name="T8">Résultat_Controle_du_matin</text:span></text:span><text:span text:style-name="T6"> contient le nom de la Chaîne et son statut. C'est cette colonne </text:span><text:span text:style-name="T9">Météo</text:span><text:span text:style-name="T6"> que le script analyse afin de remplir le tableau. </text:span></text:p>
      <text:p text:style-name="P27"/>
      <text:p text:style-name="P89">Ce tableau est ensuite intégré à un mail et envoyé au client.</text:p>
      <text:p text:style-name="P89"/>
      <text:p text:style-name="P89"/>
      <text:p text:style-name="P89"/>
      <text:p text:style-name="P89"/>
      <text:p text:style-name="P89"/>
      <text:p text:style-name="P89"/>
      <text:p text:style-name="P93"/>
      <text:p text:style-name="P93"><draw:frame draw:style-name="fr3" draw:name="images15" text:anchor-type="paragraph" svg:x="0.028cm" svg:y="0.48cm" svg:width="17cm" svg:height="7.726cm" draw:z-index="13"><draw:image xlink:href="Pictures/100002010000061A000002C65A3F602C0A1B2B1D.png" xlink:type="simple" xlink:show="embed" xlink:actuate="onLoad" loext:mime-type="image/png"/></draw:frame>Tableau final de la météo du matin</text:p>
      <text:p text:style-name="P89"/>
      <text:p text:style-name="P48"><text:span text:style-name="T25">Traitement</text:span> <text:span text:style-name="T25">de </text:span>Tickets</text:p>
      <text:p text:style-name="P28"/>
      <text:p text:style-name="P52">Durant l'autre partie du stage, j'ai du apprendre à prendre en charge des tickets. Ici, ont en distingue 3 types:</text:p>
      <text:list xml:id="list2823868799" text:style-name="L3">
        <text:list-item>
          <text:p text:style-name="P77">Les DIT MC</text:p>
        </text:list-item>
        <text:list-item>
          <text:p text:style-name="P77">Les DIT AS</text:p>
        </text:list-item>
        <text:list-item>
          <text:p text:style-name="P68">Les Incident</text:p>
        </text:list-item>
      </text:list>
      <text:p text:style-name="P59"/>
      <text:p text:style-name="P59">Incidents</text:p>
      <text:p text:style-name="P60">Les incidents sont des dysfonctionnement entraînant l'interruption ou la dégradation d'un service. Il peut s'agir d'une erreur remonté par un utilisateur ou d'un certificat qui sera bientôt expiré par exemple.</text:p>
      <text:p text:style-name="P59"/>
      <text:p text:style-name="P59">Demande d'Intervention Technique à une TMA, de type Assistance/Support (DIT AS)</text:p>
      <text:p text:style-name="P60">Ces demandes indiquent que le problème ne bloque pas l'utilisation de l'application. Ce type de ticket peut faire référence à des documents qui n'apparaissent pas sur le site par exemple.</text:p>
      <text:p text:style-name="P59"/>
      <text:p text:style-name="P59">Demande d'Intervention Technique à une TMA, de type Maintenance Corrective (DIT MC)</text:p>
      <text:p text:style-name="P60">Ces demandes indiquent que le problème doit être résolue via du développement. Une fonctionnalité indisponible, une évolution ou encore des tickets fréquent de cause similaire peuvent en être la source.</text:p>
      <text:h text:style-name="P64" text:outline-level="2">Les différentes catégories de tickets</text:h>
      <text:h text:style-name="P62" text:outline-level="3">Recherche de logs</text:h>
      <text:p text:style-name="P22">Dans la grande majorité des cas, la résolution d'un ticket passe avant tout par une recherche dans les logs, afin de trouver l'erreur qui a provoqué la création du ticket. </text:p>
      <text:p text:style-name="P22">Il existe 2 moyens d'accéder aux logs: les <text:span text:style-name="T4">Minisites</text:span> et <text:span text:style-name="T4">Kibana</text:span></text:p>
      <text:p text:style-name="P22">Il existe un <text:span text:style-name="T4">Minisites</text:span> par processus (ex: Souscription, Arbitrage, Consultation, etc...), et possèdent les logs des derniers jours (moins d'une semaine).</text:p>
      <text:p text:style-name="P9"><text:span text:style-name="Strong_20_Emphasis"><text:span text:style-name="T17">Kibana</text:span></text:span><text:span text:style-name="T17"> est une extension de visualisation de données pour Elasticsearch (un logiciel pour l'indexation et la recherche de données). Ici, il permet la recherche de logs sur une plus longue durée, environ 2 semaines. </text:span></text:p>
      <text:p text:style-name="P22">Au delà de 2 semaines, les logs ne sont plus disponible.</text:p>
      <text:p text:style-name="P60">La recherche et la découverte de l'erreur dans les logs permet généralement la déduction du problème, et de remonter celui-ci à la source.</text:p>
      <text:h text:style-name="P62" text:outline-level="3"/>
      <text:h text:style-name="P62" text:outline-level="3">Les reconstitution de flux</text:h>
      <text:p text:style-name="P22">Il arrive qu'il soit nécessaire de rejouer des requêtes SOAP, afin de re-générer des documents ou de ré exécuter des requêtes qui n'aurait pas abouti.</text:p>
      <text:p text:style-name="P50"><text:span text:style-name="T17">SOAP (ancien acronyme de </text:span><text:span text:style-name="Emphasis"><text:span text:style-name="T17">Simple Object Access Protocol</text:span></text:span><text:span text:style-name="T17">) est un protocole d'échange d'information structurée dans l'implémentation de services web bâti sur XML.</text:span></text:p>
      <text:p text:style-name="P61"><text:soft-page-break/>Le protocole SOAP est composé de deux parties :</text:p>
      <text:list xml:id="list1885758" text:style-name="L4">
        <text:list-item>
          <text:p text:style-name="P72">une enveloppe, contenant des informations sur le message lui-même afin de permettre son acheminement et son traitement ;</text:p>
        </text:list-item>
        <text:list-item>
          <text:p text:style-name="P72">un modèle de données, définissant le format du message, c'est-à-dire les informations à transmettre.</text:p>
        </text:list-item>
      </text:list>
      <text:h text:style-name="P39" text:outline-level="3"/>
      <text:h text:style-name="P39" text:outline-level="3">Purge de rejet</text:h>
      <text:p text:style-name="P22"/>
      <text:p text:style-name="P22">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2"/>
      <text:h text:style-name="P39" text:outline-level="3"/>
      <text:h text:style-name="P39" text:outline-level="3">Les Certificats</text:h>
      <text:p text:style-name="P22"/>
      <text:p text:style-name="P51">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8">SSL (Secure Socket Layer), plus communément appelé TLS (Transport Layer Security) est un protocole de chiffrement du trafic Internet et de vérification de l'identité des serveurs. Tout site Web avec une adresse web HTTPS utilise SSL/TLS.</text:p>
      <text:p text:style-name="P8"/>
      <text:p text:style-name="P8">Un certificat SSL contient les informations suivantes:</text:p>
      <text:list xml:id="list2931255103" text:style-name="L5">
        <text:list-item>
          <text:p text:style-name="P87">Un émetteur, qui indique quel Autorité de Certification a émis le certificats.</text:p>
        </text:list-item>
        <text:list-item>
          <text:p text:style-name="P78">L'identité dont le certificats apporte la preuve (un nom de domaine, une personne, une organisation, une machine, etc... pour lequel le certificat a été délivré)</text:p>
        </text:list-item>
        <text:list-item>
          <text:p text:style-name="P78">Une signature numérique de l'Autorité de Certification qui a émis le certificat</text:p>
        </text:list-item>
        <text:list-item>
          <text:p text:style-name="P78">Les dates de validité (émission / expiration)</text:p>
        </text:list-item>
        <text:list-item>
          <text:p text:style-name="P78">La clé publique du certificat</text:p>
        </text:list-item>
      </text:list>
      <text:p text:style-name="P60"/>
      <text:p text:style-name="P60">2 points à noter:</text:p>
      <text:list xml:id="list1748178786" text:style-name="L6">
        <text:list-item>
          <text:p text:style-name="P79">le contenu d'un certificat est public, il n'y a rien à protéger.</text:p>
        </text:list-item>
        <text:list-item>
          <text:p text:style-name="P69">La clé privée prouve que le certificat nous appartient. Le couple {clé privé + certificat} correspond à une pièce d'identité, mais au format numérique. Perdre la clé privée revient à perdre sa pièce d'identité.</text:p>
        </text:list-item>
      </text:list>
      <text:p text:style-name="P60"/>
      <text:p text:style-name="P60">Les extensions de fichiers:</text:p>
      <text:list xml:id="list2705902988" text:style-name="L7">
        <text:list-item>
          <text:p text:style-name="P80">Les Certificate Signing Request (CSR) sont des ".csr"</text:p>
        </text:list-item>
        <text:list-item>
          <text:p text:style-name="P80">Les certificats sont généralement des ".crt"</text:p>
        </text:list-item>
        <text:list-item>
          <text:p text:style-name="P80">Les clé privé ".key"</text:p>
        </text:list-item>
        <text:list-item>
          <text:p text:style-name="P70">L'ensemble {certificat + clé privée}, qui sont normalement protégés par un mot de passe, sont des ".p12" (pour Linux)</text:p>
        </text:list-item>
      </text:list>
      <text:p text:style-name="P60"/>
      <text:p text:style-name="P60"><text:soft-page-break/>Certificats Internes / Certificats Externes</text:p>
      <text:list xml:id="list3338561742" text:style-name="L8">
        <text:list-item>
          <text:p text:style-name="P81">Les certificats internes : pour les sites privé, qui ne seront contactés que par des membres internes du Crédit mutuel Arkéa (CMA).</text:p>
        </text:list-item>
        <text:list-item>
          <text:p text:style-name="P71">Les certificats externes : pour les sites publiques, qui doivent être contactés par tous à travers le monde.</text:p>
        </text:list-item>
      </text:list>
      <text:p text:style-name="P22">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60">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62" text:outline-level="3"/>
      <text:h text:style-name="P62" text:outline-level="3">DIT MC</text:h>
      <text:p text:style-name="P22">Une DIT MC qui m'a été affecté consiste a modifier un libellé d'erreur.</text:p>
      <text:p text:style-name="P22">Certains type de contrat ne peuvent être imprimé. Ainsi lorsque l'utilisateur tente d'imprimer / télécharger le PDF de son contrat, une erreur générique est affiché:</text:p>
      <text:p text:style-name="P22"/>
      <text:p text:style-name="P22"><draw:frame draw:style-name="fr3" draw:name="images16" text:anchor-type="paragraph" svg:x="-0.074cm" svg:y="0.42cm" svg:width="17cm" svg:height="2.258cm" draw:z-index="14"><draw:image xlink:href="Pictures/1000020100000307000000670BAE92015941B0C7.png" xlink:type="simple" xlink:show="embed" xlink:actuate="onLoad" loext:mime-type="image/png"/></draw:frame></text:p>
      <text:p text:style-name="P22"/>
      <text:p text:style-name="P9"><text:span text:style-name="T17">L'objectif était donc de modifier </text:span><text:span text:style-name="T18">la récupération de l’erreur ainsi que </text:span><text:span text:style-name="T17">ce message afin de le rendre plus explicite, pour </text:span><text:span text:style-name="T18">d</text:span><text:span text:style-name="T17">es contrats </text:span><text:span text:style-name="T18">précis qui remonteraient ce</text:span><text:span text:style-name="T19">lle-ci</text:span><text:span text:style-name="T18">.</text:span></text:p>
      <text:p text:style-name="P27"/>
      <text:p text:style-name="P48">Conclusion</text:p>
      <text:p text:style-name="P35"/>
      <text:p text:style-name="P31">Mon Bilan</text:p>
      <text:p text:style-name="P31"/>
      <text:p text:style-name="P52">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7">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27"/>
      <text:h text:style-name="P42" text:outline-level="3">À Suivre</text:h>
      <text:p text:style-name="P27"/>
      <text:p text:style-name="P99"><text:span text:style-name="T10">Durant les 3 mois de stage restant, </text:span><text:span text:style-name="T11">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99"><text:span text:style-name="T11"/></text:p>
      <text:p text:style-name="P101"><text:span text:style-name="T11">E</text:span><text:span text:style-name="T10">nfin, ces trois mois serviront également à la recherche d’un sujet d’alternance pour la deuxième année de Master.</text:span></text:p>
      <text:p text:style-name="P88"/>
      <text:p text:style-name="P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5H56M3S</meta:editing-duration>
    <meta:editing-cycles>24</meta:editing-cycles>
    <meta:generator>LibreOffice/6.4.7.2$Linux_X86_64 LibreOffice_project/40$Build-2</meta:generator>
    <dc:date>2023-06-05T11:29:18.508251060</dc:date>
    <meta:document-statistic meta:table-count="0" meta:image-count="19" meta:object-count="0" meta:page-count="15" meta:paragraph-count="147" meta:word-count="2624" meta:character-count="16523" meta:non-whitespace-character-count="14053"/>
  </office:meta>
</office:document-meta>
</file>